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DocumentIdToPathMapper.getPath( String document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entityDocumentIdToPathMapper.getSuffix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DocumentIdToPathMapper.getFile( Publication publication , String area , String document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